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5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0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 style:data-style-name="N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2" table:number-rows-spanned="2">
            <text:p>Serial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Parallel</text:p>
          </table:table-cell>
          <table:covered-table-cell table:number-columns-repeated="2" table:style-name="ce22"/>
          <table:table-cell table:style-name="ce1" office:value-type="string" calcext:value-type="string" table:number-columns-spanned="3" table:number-rows-spanned="1">
            <text:p>Parallel</text:p>
          </table:table-cell>
          <table:covered-table-cell table:number-columns-repeated="2" table:style-name="ce22"/>
          <table:table-cell table:number-columns-repeated="2"/>
        </table:table-row>
        <table:table-row table:style-name="ro2">
          <table:table-cell/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2 processors</text:p>
          </table:table-cell>
          <table:covered-table-cell table:number-columns-repeated="2" table:style-name="ce22"/>
          <table:table-cell table:style-name="ce1" office:value-type="string" calcext:value-type="string" table:number-columns-spanned="3" table:number-rows-spanned="1">
            <text:p>4 processors</text:p>
          </table:table-cell>
          <table:covered-table-cell table:number-columns-repeated="2" table:style-name="ce22"/>
          <table:table-cell table:number-columns-repeated="2"/>
        </table:table-row>
        <table:table-row table:style-name="ro2">
          <table:table-cell/>
          <table:covered-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Iterations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6" office:value-type="float" office:value="0.000048" calcext:value-type="float">
            <text:p>0.000048</text:p>
          </table:table-cell>
          <table:table-cell table:style-name="ce20" office:value-type="float" office:value="26" calcext:value-type="float">
            <text:p>26</text:p>
          </table:table-cell>
          <table:table-cell table:style-name="ce16" table:number-columns-repeated="6"/>
          <table:table-cell table:number-columns-repeated="2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6" office:value-type="float" office:value="0.006818" calcext:value-type="float">
            <text:p>0.006818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0.007711" calcext:value-type="float">
            <text:p>0.007711</text:p>
          </table:table-cell>
          <table:table-cell table:style-name="ce16" table:formula="of:=[.$C8]/[.E8]" office:value-type="float" office:value="0.884191414861886" calcext:value-type="float">
            <text:p>0.884191414861886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3"/>
          <table:table-cell table:number-columns-repeated="2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6" office:value-type="float" office:value="0.936977" calcext:value-type="float">
            <text:p>0.936977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0.382071" calcext:value-type="float">
            <text:p>0.382071</text:p>
          </table:table-cell>
          <table:table-cell table:style-name="ce16" table:formula="of:=[.$C9]/[.E9]" office:value-type="float" office:value="2.45236356593408" calcext:value-type="float">
            <text:p>2.45236356593408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0.337274" calcext:value-type="float">
            <text:p>0.337274</text:p>
          </table:table-cell>
          <table:table-cell table:style-name="ce16" table:formula="of:=[.$C9]/[.H9]" office:value-type="float" office:value="2.77808843848029" calcext:value-type="float">
            <text:p>2.77808843848029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16" office:value-type="float" office:value="3.098048" calcext:value-type="float">
            <text:p>3.098048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1.460609" calcext:value-type="float">
            <text:p>1.460609</text:p>
          </table:table-cell>
          <table:table-cell table:style-name="ce16" table:formula="of:=[.$C10]/[.E10]" office:value-type="float" office:value="2.12106593893369" calcext:value-type="float">
            <text:p>2.1210659389336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0.73684" calcext:value-type="float">
            <text:p>0.73684</text:p>
          </table:table-cell>
          <table:table-cell table:style-name="ce16" table:formula="of:=[.$C10]/[.H10]" office:value-type="float" office:value="4.20450572715922" calcext:value-type="float">
            <text:p>4.20450572715922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16" office:value-type="float" office:value="5.462972" calcext:value-type="float">
            <text:p>5.462972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3.272473" calcext:value-type="float">
            <text:p>3.272473</text:p>
          </table:table-cell>
          <table:table-cell table:style-name="ce16" table:formula="of:=[.$C11]/[.E11]" office:value-type="float" office:value="1.66937114530815" calcext:value-type="float">
            <text:p>1.66937114530815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.699887" calcext:value-type="float">
            <text:p>1.699887</text:p>
          </table:table-cell>
          <table:table-cell table:style-name="ce16" table:formula="of:=[.$C11]/[.H11]" office:value-type="float" office:value="3.21372655947131" calcext:value-type="float">
            <text:p>3.21372655947131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4000" calcext:value-type="float">
            <text:p>4000</text:p>
          </table:table-cell>
          <table:table-cell table:style-name="ce16" office:value-type="float" office:value="9.807231" calcext:value-type="float">
            <text:p>9.807231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5.811157" calcext:value-type="float">
            <text:p>5.811157</text:p>
          </table:table-cell>
          <table:table-cell table:style-name="ce16" table:formula="of:=[.$C12]/[.E12]" office:value-type="float" office:value="1.68765548753888" calcext:value-type="float">
            <text:p>1.68765548753888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.069032" calcext:value-type="float">
            <text:p>3.069032</text:p>
          </table:table-cell>
          <table:table-cell table:style-name="ce16" table:formula="of:=[.$C12]/[.H12]" office:value-type="float" office:value="3.19554537065759" calcext:value-type="float">
            <text:p>3.19554537065759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5000" calcext:value-type="float">
            <text:p>5000</text:p>
          </table:table-cell>
          <table:table-cell table:style-name="ce16" office:value-type="float" office:value="15.522887" calcext:value-type="float">
            <text:p>15.522887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9.063691" calcext:value-type="float">
            <text:p>9.063691</text:p>
          </table:table-cell>
          <table:table-cell table:style-name="ce16" table:formula="of:=[.$C13]/[.E13]" office:value-type="float" office:value="1.71264521264019" calcext:value-type="float">
            <text:p>1.7126452126401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.775869" calcext:value-type="float">
            <text:p>4.775869</text:p>
          </table:table-cell>
          <table:table-cell table:style-name="ce16" table:formula="of:=[.$C13]/[.H13]" office:value-type="float" office:value="3.25027487144224" calcext:value-type="float">
            <text:p>3.25027487144224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6000" calcext:value-type="float">
            <text:p>6000</text:p>
          </table:table-cell>
          <table:table-cell table:style-name="ce16" office:value-type="float" office:value="22.365638" calcext:value-type="float">
            <text:p>22.365638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15.368843" calcext:value-type="float">
            <text:p>15.368843</text:p>
          </table:table-cell>
          <table:table-cell table:style-name="ce16" table:formula="of:=[.$C14]/[.E14]" office:value-type="float" office:value="1.45525840819638" calcext:value-type="float">
            <text:p>1.45525840819638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7.060307" calcext:value-type="float">
            <text:p>7.060307</text:p>
          </table:table-cell>
          <table:table-cell table:style-name="ce16" table:formula="of:=[.$C14]/[.H14]" office:value-type="float" office:value="3.16779964383985" calcext:value-type="float">
            <text:p>3.16779964383985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7000" calcext:value-type="float">
            <text:p>7000</text:p>
          </table:table-cell>
          <table:table-cell table:style-name="ce16" office:value-type="float" office:value="30.107049" calcext:value-type="float">
            <text:p>30.107049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20.988459" calcext:value-type="float">
            <text:p>20.988459</text:p>
          </table:table-cell>
          <table:table-cell table:style-name="ce16" table:formula="of:=[.$C15]/[.E15]" office:value-type="float" office:value="1.43445733676779" calcext:value-type="float">
            <text:p>1.4344573367677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9.73591" calcext:value-type="float">
            <text:p>9.73591</text:p>
          </table:table-cell>
          <table:table-cell table:style-name="ce16" table:formula="of:=[.$C15]/[.H15]" office:value-type="float" office:value="3.09237133457479" calcext:value-type="float">
            <text:p>3.09237133457479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8000" calcext:value-type="float">
            <text:p>8000</text:p>
          </table:table-cell>
          <table:table-cell table:style-name="ce16" office:value-type="float" office:value="41.473555" calcext:value-type="float">
            <text:p>41.473555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25.748762" calcext:value-type="float">
            <text:p>25.748762</text:p>
          </table:table-cell>
          <table:table-cell table:style-name="ce16" table:formula="of:=[.$C16]/[.E16]" office:value-type="float" office:value="1.61070093389344" calcext:value-type="float">
            <text:p>1.61070093389344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2.733343" calcext:value-type="float">
            <text:p>12.733343</text:p>
          </table:table-cell>
          <table:table-cell table:style-name="ce16" table:formula="of:=[.$C16]/[.H16]" office:value-type="float" office:value="3.25708299854956" calcext:value-type="float">
            <text:p>3.25708299854956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9000" calcext:value-type="float">
            <text:p>9000</text:p>
          </table:table-cell>
          <table:table-cell table:style-name="ce16" office:value-type="float" office:value="55.286966" calcext:value-type="float">
            <text:p>55.286966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31.769086" calcext:value-type="float">
            <text:p>31.769086</text:p>
          </table:table-cell>
          <table:table-cell table:style-name="ce16" table:formula="of:=[.$C17]/[.E17]" office:value-type="float" office:value="1.74027562517851" calcext:value-type="float">
            <text:p>1.7402756251785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5.553969" calcext:value-type="float">
            <text:p>15.553969</text:p>
          </table:table-cell>
          <table:table-cell table:style-name="ce16" table:formula="of:=[.$C17]/[.H17]" office:value-type="float" office:value="3.55452463612342" calcext:value-type="float">
            <text:p>3.55452463612342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6" office:value-type="float" office:value="67.148775" calcext:value-type="float">
            <text:p>67.148775</text:p>
          </table:table-cell>
          <table:table-cell table:style-name="ce20" office:value-type="float" office:value="41" calcext:value-type="float">
            <text:p>41</text:p>
          </table:table-cell>
          <table:table-cell table:style-name="ce16" office:value-type="float" office:value="40.401962" calcext:value-type="float">
            <text:p>40.401962</text:p>
          </table:table-cell>
          <table:table-cell table:style-name="ce16" table:formula="of:=[.$C18]/[.E18]" office:value-type="float" office:value="1.66201767627028" calcext:value-type="float">
            <text:p>1.66201767627028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8.892762" calcext:value-type="float">
            <text:p>18.892762</text:p>
          </table:table-cell>
          <table:table-cell table:style-name="ce16" table:formula="of:=[.$C18]/[.H18]" office:value-type="float" office:value="3.55420636749672" calcext:value-type="float">
            <text:p>3.55420636749672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3"/>
          <table:table-cell table:style-name="ce8" table:number-columns-repeated="5"/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Basic op. time, rough est. (sec)</text:p>
          </table:table-cell>
          <table:table-cell table:formula="of:=[.$C$10] / ([.$B$10] * [.$B$10]  * [.$D$10])" office:value-type="float" office:value="0.00000001889053658537" calcext:value-type="float">
            <text:p>1,88905365853659E-08</text:p>
          </table:table-cell>
        </table:table-row>
        <table:table-row table:style-name="ro2">
          <table:table-cell/>
          <table:table-cell table:style-name="ce13" office:value-type="string" calcext:value-type="string" table:number-columns-spanned="1" table:number-rows-spanned="2">
            <text:p>Matrix size</text:p>
          </table:table-cell>
          <table:table-cell table:style-name="ce13" office:value-type="string" calcext:value-type="string" table:number-columns-spanned="3" table:number-rows-spanned="1">
            <text:p>2 processors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4 processors</text:p>
          </table:table-cell>
          <table:covered-table-cell table:number-columns-repeated="2" table:style-name="ce13"/>
          <table:table-cell table:style-name="ce24" table:number-columns-repeated="2"/>
          <table:table-cell table:number-columns-repeated="2"/>
        </table:table-row>
        <table:table-row table:style-name="ro2">
          <table:table-cell/>
          <table:covered-table-cell table:style-name="ce15"/>
          <table:table-cell table:style-name="ce13" office:value-type="string" calcext:value-type="string">
            <text:p>Model</text:p>
          </table:table-cell>
          <table:table-cell table:style-name="ce1" office:value-type="string" calcext:value-type="string">
            <text:p>Iterations</text:p>
          </table:table-cell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Model</text:p>
          </table:table-cell>
          <table:table-cell table:style-name="ce1" office:value-type="string" calcext:value-type="string">
            <text:p>Iterations</text:p>
          </table:table-cell>
          <table:table-cell table:style-name="ce13" office:value-type="string" calcext:value-type="string">
            <text:p>Experiment</text:p>
          </table:table-cell>
          <table:table-cell table:style-name="ce11" table:number-columns-repeated="2"/>
          <table:table-cell table:number-columns-repeated="2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9" table:formula="of:=[.D24]*(([.$B24] *[.$B24]) / 2 + 2*[.$B24] - 2) * [.$L$21]" office:value-type="float" office:value="0.004025913376" calcext:value-type="float">
            <text:p>0,0040259133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0.007711" calcext:value-type="float">
            <text:p>0.007711</text:p>
          </table:table-cell>
          <table:table-cell table:style-name="ce19"/>
          <table:table-cell table:style-name="ce9" table:number-columns-repeated="2"/>
          <table:table-cell table:style-name="ce8" table:number-columns-repeated="2"/>
          <table:table-cell table:number-columns-repeated="2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9" table:formula="of:=[.D25]*(([.$B25] *[.$B25]) / 2 + 2*[.$B25] - 2) * [.$L$21]" office:value-type="float" office:value="0.388803474976" calcext:value-type="float">
            <text:p>0,388803474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0.382071" calcext:value-type="float">
            <text:p>0.382071</text:p>
          </table:table-cell>
          <table:table-cell table:style-name="ce19" table:formula="of:=[.G25]*(([.$B25] *[.$B25]) / 4 + 2*[.$B25] - 2) * [.$L$21]" office:value-type="float" office:value="0.176133965222244" calcext:value-type="float">
            <text:p>0,176133965222244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0.337274" calcext:value-type="float">
            <text:p>0.337274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19" table:formula="of:=[.D26]*(([.$B26] *[.$B26]) / 2 + 2*[.$B26] - 2) * [.$L$21]" office:value-type="float" office:value="1.552120498976" calcext:value-type="float">
            <text:p>1,552120498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.460609" calcext:value-type="float">
            <text:p>1.460609</text:p>
          </table:table-cell>
          <table:table-cell table:style-name="ce19" table:formula="of:=[.G26]*(([.$B26] *[.$B26]) / 4 + 2*[.$B26] - 2) * [.$L$21]" office:value-type="float" office:value="0.701744255173463" calcext:value-type="float">
            <text:p>0,70174425517346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0.73684" calcext:value-type="float">
            <text:p>0.73684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19" table:formula="of:=[.D27]*(([.$B27] *[.$B27]) / 2 + 2*[.$B27] - 2) * [.$L$21]" office:value-type="float" office:value="3.489949522976" calcext:value-type="float">
            <text:p>3,489949522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.272473" calcext:value-type="float">
            <text:p>3.272473</text:p>
          </table:table-cell>
          <table:table-cell table:style-name="ce19" table:formula="of:=[.G27]*(([.$B27] *[.$B27]) / 4 + 2*[.$B27] - 2) * [.$L$21]" office:value-type="float" office:value="1.57682947195395" calcext:value-type="float">
            <text:p>1,5768294719539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.699887" calcext:value-type="float">
            <text:p>1.699887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/>
          <table:table-cell table:style-name="ce2" office:value-type="float" office:value="4000" calcext:value-type="float">
            <text:p>4000</text:p>
          </table:table-cell>
          <table:table-cell table:style-name="ce19" table:formula="of:=[.D28]*(([.$B28] *[.$B28]) / 2 + 2*[.$B28] - 2) * [.$L$21]" office:value-type="float" office:value="6.202290546976" calcext:value-type="float">
            <text:p>6,202290546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5.811157" calcext:value-type="float">
            <text:p>5.811157</text:p>
          </table:table-cell>
          <table:table-cell table:style-name="ce19" table:formula="of:=[.G28]*(([.$B28] *[.$B28]) / 4 + 2*[.$B28] - 2) * [.$L$21]" office:value-type="float" office:value="2.80138961556371" calcext:value-type="float">
            <text:p>2,80138961556371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.069032" calcext:value-type="float">
            <text:p>3.069032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/>
          <table:table-cell table:style-name="ce2" office:value-type="float" office:value="5000" calcext:value-type="float">
            <text:p>5000</text:p>
          </table:table-cell>
          <table:table-cell table:style-name="ce19" table:formula="of:=[.D29]*(([.$B29] *[.$B29]) / 2 + 2*[.$B29] - 2) * [.$L$21]" office:value-type="float" office:value="9.689143570976" calcext:value-type="float">
            <text:p>9,689143570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9.063691" calcext:value-type="float">
            <text:p>9.063691</text:p>
          </table:table-cell>
          <table:table-cell table:style-name="ce19" table:formula="of:=[.G29]*(([.$B29] *[.$B29]) / 4 + 2*[.$B29] - 2) * [.$L$21]" office:value-type="float" office:value="4.37542468600273" calcext:value-type="float">
            <text:p>4,37542468600273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.775869" calcext:value-type="float">
            <text:p>4.77586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6000" calcext:value-type="float">
            <text:p>6000</text:p>
          </table:table-cell>
          <table:table-cell table:style-name="ce19" table:formula="of:=[.D30]*(([.$B30] *[.$B30]) / 2 + 2*[.$B30] - 2) * [.$L$21]" office:value-type="float" office:value="13.950508594976" calcext:value-type="float">
            <text:p>13,950508594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15.368843" calcext:value-type="float">
            <text:p>15.368843</text:p>
          </table:table-cell>
          <table:table-cell table:style-name="ce19" table:formula="of:=[.G30]*(([.$B30] *[.$B30]) / 4 + 2*[.$B30] - 2) * [.$L$21]" office:value-type="float" office:value="6.29893468327102" calcext:value-type="float">
            <text:p>6,29893468327102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7.060307" calcext:value-type="float">
            <text:p>7.060307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7000" calcext:value-type="float">
            <text:p>7000</text:p>
          </table:table-cell>
          <table:table-cell table:style-name="ce19" table:formula="of:=[.D31]*(([.$B31] *[.$B31]) / 2 + 2*[.$B31] - 2) * [.$L$21]" office:value-type="float" office:value="18.986385618976" calcext:value-type="float">
            <text:p>18,986385618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20.988459" calcext:value-type="float">
            <text:p>20.988459</text:p>
          </table:table-cell>
          <table:table-cell table:style-name="ce19" table:formula="of:=[.G31]*(([.$B31] *[.$B31]) / 4 + 2*[.$B31] - 2) * [.$L$21]" office:value-type="float" office:value="8.57191960736859" calcext:value-type="float">
            <text:p>8,57191960736859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9.73591" calcext:value-type="float">
            <text:p>9.73591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8000" calcext:value-type="float">
            <text:p>8000</text:p>
          </table:table-cell>
          <table:table-cell table:style-name="ce19" table:formula="of:=[.D32]*(([.$B32] *[.$B32]) / 2 + 2*[.$B32] - 2) * [.$L$21]" office:value-type="float" office:value="24.796774642976" calcext:value-type="float">
            <text:p>24,796774642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25.748762" calcext:value-type="float">
            <text:p>25.748762</text:p>
          </table:table-cell>
          <table:table-cell table:style-name="ce19" table:formula="of:=[.G32]*(([.$B32] *[.$B32]) / 4 + 2*[.$B32] - 2) * [.$L$21]" office:value-type="float" office:value="11.1943794582954" calcext:value-type="float">
            <text:p>11,1943794582954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2.733343" calcext:value-type="float">
            <text:p>12.733343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9000" calcext:value-type="float">
            <text:p>9000</text:p>
          </table:table-cell>
          <table:table-cell table:style-name="ce19" table:formula="of:=[.D33]*(([.$B33] *[.$B33]) / 2 + 2*[.$B33] - 2) * [.$L$21]" office:value-type="float" office:value="31.381675666976" calcext:value-type="float">
            <text:p>31,381675666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1.769086" calcext:value-type="float">
            <text:p>31.769086</text:p>
          </table:table-cell>
          <table:table-cell table:style-name="ce19" table:formula="of:=[.G33]*(([.$B33] *[.$B33]) / 4 + 2*[.$B33] - 2) * [.$L$21]" office:value-type="float" office:value="14.1663142360515" calcext:value-type="float">
            <text:p>14,166314236051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5.553969" calcext:value-type="float">
            <text:p>15.55396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9" table:formula="of:=[.D34]*(([.$B34] *[.$B34]) / 2 + 2*[.$B34] - 2) * [.$L$21]" office:value-type="float" office:value="38.741088690976" calcext:value-type="float">
            <text:p>38,741088690976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0.401962" calcext:value-type="float">
            <text:p>40.401962</text:p>
          </table:table-cell>
          <table:table-cell table:style-name="ce19" table:formula="of:=[.G34]*(([.$B34] *[.$B34]) / 4 + 2*[.$B34] - 2) * [.$L$21]" office:value-type="float" office:value="17.4877239406369" calcext:value-type="float">
            <text:p>17,4877239406369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18.892762" calcext:value-type="float">
            <text:p>18.892762</text:p>
          </table:table-cell>
          <table:table-cell table:number-columns-repeated="4"/>
        </table:table-row>
        <table:table-row table:style-name="ro2" table:number-rows-repeated="2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0:10:51.531263971</meta:creation-date>
    <dc:date>2022-11-22T16:29:08.615599916</dc:date>
    <meta:editing-duration>PT9H53M17S</meta:editing-duration>
    <meta:editing-cycles>7</meta:editing-cycles>
    <meta:generator>LibreOffice/7.3.7.2$Linux_X86_64 LibreOffice_project/30$Build-2</meta:generator>
    <meta:document-statistic meta:table-count="1" meta:cell-count="198" meta:object-count="0"/>
  </office:meta>
</office:document-meta>
</file>